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7a6" officeooo:paragraph-rsid="0006b7a6"/>
    </style:style>
    <style:style style:name="P2" style:family="paragraph" style:parent-style-name="Standard">
      <style:text-properties officeooo:rsid="0008b296" officeooo:paragraph-rsid="0008b296"/>
    </style:style>
    <style:style style:name="P3" style:family="paragraph" style:parent-style-name="Standard">
      <style:text-properties officeooo:rsid="0008b296" officeooo:paragraph-rsid="00090100"/>
    </style:style>
    <style:style style:name="P4" style:family="paragraph" style:parent-style-name="Standard">
      <style:text-properties officeooo:rsid="000abfe5" officeooo:paragraph-rsid="000abfe5"/>
    </style:style>
    <style:style style:name="P5" style:family="paragraph" style:parent-style-name="Standard">
      <style:text-properties officeooo:rsid="000e2176" officeooo:paragraph-rsid="000e2176"/>
    </style:style>
    <style:style style:name="P6" style:family="paragraph" style:parent-style-name="Standard">
      <style:text-properties officeooo:rsid="000e35f5" officeooo:paragraph-rsid="000e35f5"/>
    </style:style>
    <style:style style:name="T1" style:family="text">
      <style:text-properties officeooo:rsid="00090100"/>
    </style:style>
    <style:style style:name="T2" style:family="text">
      <style:text-properties officeooo:rsid="000e21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anco de Dados 30/08/2022</text:p>
      <text:p text:style-name="P1"/>
      <text:p text:style-name="P1">create user vitin identified by vitin</text:p>
      <text:p text:style-name="P1">======================================================================</text:p>
      <text:p text:style-name="Standard">grant create session, create table, create view, create sequence, create procedure, dba to vitin</text:p>
      <text:p text:style-name="P1">=======================================================================</text:p>
      <text:p text:style-name="P1">Faça a conexão...</text:p>
      <text:p text:style-name="P1">=======================================================================</text:p>
      <text:p text:style-name="Standard">create table cargos(</text:p>
      <text:p text:style-name="Standard"><text:s text:c="2"/>codcargo numeric(5)not null primary key,</text:p>
      <text:p text:style-name="Standard"><text:s text:c="2"/>cargo varchar2(30) not null</text:p>
      <text:p text:style-name="Standard">)</text:p>
      <text:p text:style-name="P1">=======================================================================</text:p>
      <text:p text:style-name="P1">create table departamentos(</text:p>
      <text:p text:style-name="P1"><text:s text:c="2"/>coddepto numeric(5) not null primary key,</text:p>
      <text:p text:style-name="P1"><text:s text:c="2"/>depto varchar2(30) not null</text:p>
      <text:p text:style-name="P1">)</text:p>
      <text:p text:style-name="P2">=======================================================================</text:p>
      <text:p text:style-name="P2">create table funcionarios(</text:p>
      <text:p text:style-name="P2"><text:tab/>matricula numeric(10) not null primary key,</text:p>
      <text:p text:style-name="P2"><text:tab/>nome varchar2(50) not null,</text:p>
      <text:p text:style-name="P2"><text:tab/>coddepto numeric(5) foreign key references departamentos (coddepto),</text:p>
      <text:p text:style-name="P2"><text:tab/>codcargo numeric(5) foreign key references cargos (codcargo),</text:p>
      <text:p text:style-name="P2"><text:tab/>dtnasc date,</text:p>
      <text:p text:style-name="P2"><text:tab/>salario numeric(10,2) check (salario &gt;= 1200),</text:p>
      <text:p text:style-name="P2"><text:tab/>sexo char(2) check (sexo in(‘M’, ‘F’, ‘O’),</text:p>
      <text:p text:style-name="P3"><text:tab/>e-mail varchar2(100) <text:span text:style-name="T1">unique</text:span></text:p>
      <text:p text:style-name="P3"><text:span text:style-name="T1">);</text:span></text:p>
      <text:p text:style-name="P4">=======================================================================</text:p>
      <text:p text:style-name="P4">create table funcionarios(</text:p>
      <text:p text:style-name="P4"><text:s text:c="2"/>matricula numeric(10) not null primary key,</text:p>
      <text:p text:style-name="P4"><text:s text:c="2"/>nome varchar2(50) not null,</text:p>
      <text:p text:style-name="P4"><text:s text:c="2"/>coddepto numeric(5),</text:p>
      <text:p text:style-name="P4"><text:s text:c="2"/>codcargo numeric(5),</text:p>
      <text:p text:style-name="P4"><text:s text:c="2"/>dtnasc date,</text:p>
      <text:p text:style-name="P4"><text:s text:c="2"/>salario numeric(10,2) check (salario&gt;=1200),</text:p>
      <text:p text:style-name="P4"><text:s text:c="2"/>sexo char(2) check (sexo in ('m', 'f', 'o')),</text:p>
      <text:p text:style-name="P4"><text:s text:c="2"/>email varchar2(100) unique,</text:p>
      <text:p text:style-name="P4"><text:s text:c="2"/>constraint fk_depto foreign key (coddepto) references departamentos (coddepto),</text:p>
      <text:p text:style-name="P4"><text:s text:c="2"/>constraint fk_cargo foreign key (codcargo) references cargos (codcargo)</text:p>
      <text:p text:style-name="P4">)</text:p>
      <text:p text:style-name="P4"/>
      <text:p text:style-name="P4">create table funcionarios(</text:p>
      <text:p text:style-name="P4"><text:s text:c="2"/>matricula numeric(10) not null primary key,</text:p>
      <text:p text:style-name="P4"><text:s text:c="2"/>nome varchar2(50) not null,</text:p>
      <text:p text:style-name="P4"><text:s text:c="2"/>coddepto numeric(5),</text:p>
      <text:p text:style-name="P4"><text:s text:c="2"/>codcargo numeric(5),</text:p>
      <text:p text:style-name="P4"><text:s text:c="2"/>dtnasc date,</text:p>
      <text:p text:style-name="P4"><text:s text:c="2"/>salario numeric(10,2) check (salario&gt;=1200),</text:p>
      <text:p text:style-name="P4"><text:s text:c="2"/>sexo char(2) check (sexo in ('m', 'f', 'o')),</text:p>
      <text:p text:style-name="P4"><text:s text:c="2"/>email varchar2(100) unique,</text:p>
      <text:p text:style-name="P4"><text:soft-page-break/><text:s text:c="2"/>constraint fk_depto foreign key (coddepto) references departamentos (coddepto),</text:p>
      <text:p text:style-name="P4"><text:s text:c="2"/>constraint fk_cargo foreign key (codcargo) references cargos (codcargo)</text:p>
      <text:p text:style-name="P4">)</text:p>
      <text:p text:style-name="P5">=======================================================================</text:p>
      <text:p text:style-name="P5">create sequence sqCargos increment by 1 start with 1 cache 5</text:p>
      <text:p text:style-name="P5">=======================================================================</text:p>
      <text:p text:style-name="P5">insert into cargos(codcargo, cargo) values (sqCargos.nextval, 'Diretor')</text:p>
      <text:p text:style-name="P5">=======================================================================</text:p>
      <text:p text:style-name="P6">insert into cargos(codcargo, cargo) values (sqCargos.nextval, <text:span text:style-name="T2">'</text:span>Secretária<text:span text:style-name="T2">')</text:span></text:p>
      <text:p text:style-name="P6">=======================================================================</text:p>
      <text:p text:style-name="P6">insert into cargos(codcargo, cargo) values (sqCargos.nextval, <text:span text:style-name="T2">'</text:span>Gerente Informática<text:span text:style-name="T2">'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9:57:10.407523479</meta:creation-date>
    <dc:date>2022-08-30T21:36:45.071079617</dc:date>
    <meta:editing-duration>PT1H5M52S</meta:editing-duration>
    <meta:editing-cycles>7</meta:editing-cycles>
    <meta:generator>LibreOffice/7.3.5.2$Linux_X86_64 LibreOffice_project/30$Build-2</meta:generator>
    <meta:document-statistic meta:table-count="0" meta:image-count="0" meta:object-count="0" meta:page-count="2" meta:paragraph-count="60" meta:word-count="245" meta:character-count="2600" meta:non-whitespace-character-count="2359"/>
  </office:meta>
</office:document-meta>
</file>